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5.663cm" fo:margin-left="0cm" table:align="left" style:writing-mode="lr-tb"/>
    </style:style>
    <style:style style:name="Tabela1.A" style:family="table-column">
      <style:table-column-properties style:column-width="3.942cm"/>
    </style:style>
    <style:style style:name="Tabela1.B" style:family="table-column">
      <style:table-column-properties style:column-width="2.196cm"/>
    </style:style>
    <style:style style:name="Tabela1.C" style:family="table-column">
      <style:table-column-properties style:column-width="5.768cm"/>
    </style:style>
    <style:style style:name="Tabela1.D" style:family="table-column">
      <style:table-column-properties style:column-width="3.757cm"/>
    </style:style>
    <style:style style:name="Tabela1.A1" style:family="table-cell">
      <style:table-cell-properties style:vertical-align="top" fo:padding="0.176cm" fo:border="0.018cm solid #000000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ff"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line-height="109%" fo:break-before="auto" fo:break-after="auto" style:writing-mode="lr-tb"/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.212cm" fo:line-height="109%" fo:text-align="start" style:justify-single-word="false" fo:orphans="2" fo:widows="2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.212cm" fo:line-height="109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.212cm" fo:line-height="109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5" style:family="paragraph" style:parent-style-name="Standard">
      <style:paragraph-properties fo:line-height="115%" fo:text-align="center" style:justify-single-word="false" style:writing-mode="lr-tb"/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Heading_20_1">
      <style:paragraph-properties fo:margin-top="0.847cm" fo:margin-bottom="0.212cm" fo:line-height="52%" fo:break-before="auto" fo:break-after="auto" style:writing-mode="lr-tb"/>
      <style:text-properties fo:color="#000000"/>
    </style:style>
    <style:style style:name="P17" style:family="paragraph" style:parent-style-name="Heading_20_1">
      <style:paragraph-properties fo:margin-top="0.847cm" fo:margin-bottom="0cm" fo:line-height="52%" fo:break-before="auto" fo:break-after="auto" style:writing-mode="lr-tb"/>
      <style:text-properties fo:color="#000000"/>
    </style:style>
    <style:style style:name="P18" style:family="paragraph" style:parent-style-name="Heading_20_2">
      <style:paragraph-properties fo:margin-top="0.635cm" fo:margin-bottom="0.141cm" fo:line-height="70%" fo:break-before="auto" fo:break-after="auto" style:writing-mode="lr-tb"/>
      <style:text-properties fo:color="#000000"/>
    </style:style>
    <style:style style:name="P19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0" style:family="paragraph" style:parent-style-name="Standard">
      <style:paragraph-properties fo:line-height="109%" fo:break-before="auto" fo:break-after="auto" style:writing-mode="lr-tb"/>
      <style:text-properties fo:color="#000000"/>
    </style:style>
    <style:style style:name="P2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color="#000000"/>
    </style:style>
    <style:style style:name="P22" style:family="paragraph" style:parent-style-name="Standard">
      <style:paragraph-properties fo:line-height="109%" fo:break-before="auto" fo:break-after="auto" style:writing-mode="lr-tb"/>
      <style:text-properties fo:color="#000000" style:text-line-through-style="solid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line-height="109%" fo:break-before="auto" fo:break-after="auto" style:writing-mode="lr-tb"/>
      <style:text-properties fo:color="#000000"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line-height="109%" fo:break-before="auto" fo:break-after="auto" style:writing-mode="lr-tb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color="#0000ff" fo:font-size="10pt" fo:font-style="italic" style:font-size-asian="10pt" style:font-style-asian="italic" style:font-size-complex="10pt" style:font-style-complex="italic"/>
    </style:style>
    <style:style style:name="T7" style:family="text">
      <style:text-properties fo:color="#0000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color="#1155cc"/>
    </style:style>
    <style:style style:name="T11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2" style:family="text">
      <style:text-properties style:font-name="Arial" fo:font-size="10pt" style:font-name-asian="Arial" style:font-size-asian="10pt" style:font-name-complex="Arial" style:font-size-complex="10pt"/>
    </style:style>
    <style:style style:name="T13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4" style:family="text">
      <style:text-properties style:font-name="Times New Roman" fo:font-size="7pt" fo:font-weight="normal" style:font-name-asian="Times New Roman" style:font-size-asian="7pt" style:font-weight-asian="normal" style:font-name-complex="Times New Roman" style:font-size-complex="7pt" style:font-weight-complex="normal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&lt;</text:span><text:span text:style-name="T1">Nome</text:span><text:span text:style-name="T1"> </text:span><text:span text:style-name="T1">do</text:span><text:span text:style-name="T1"> </text:span><text:span text:style-name="T1">Projeto</text:span><text:span text:style-name="T1">&gt;</text:span></text:p>
      <text:p text:style-name="P1"><text:span text:style-name="T1">Plano</text:span><text:span text:style-name="T1"> </text:span><text:span text:style-name="T1">de</text:span><text:span text:style-name="T1"> </text:span><text:span text:style-name="T1">Garantia</text:span><text:span text:style-name="T1"> </text:span><text:span text:style-name="T1">de</text:span><text:span text:style-name="T1"> </text:span><text:span text:style-name="T1">Qualidade</text:span></text:p>
      <text:p text:style-name="P8"><text:s/></text:p>
      <text:p text:style-name="P1"><text:span text:style-name="T2">Versão</text:span><text:span text:style-name="T2"> &lt;1.0&gt;</text:span></text:p>
      <text:p text:style-name="P9"><text:s/></text:p>
      <text:p text:style-name="P6"><text:s/></text:p>
      <text:p text:style-name="P20"><text:span text:style-name="T4">[</text:span><text:span text:style-name="T4">O</text:span><text:span text:style-name="T4"> </text:span><text:span text:style-name="T4">texto</text:span><text:span text:style-name="T4"> </text:span><text:span text:style-name="T4">em</text:span><text:span text:style-name="T4"> </text:span><text:span text:style-name="T4">azul</text:span><text:span text:style-name="T4"> </text:span><text:span text:style-name="T4">exibido</text:span><text:span text:style-name="T4"> </text:span><text:span text:style-name="T4">entre</text:span><text:span text:style-name="T4"> </text:span><text:span text:style-name="T4">colchetes</text:span><text:span text:style-name="T4"> </text:span><text:span text:style-name="T4">e</text:span><text:span text:style-name="T4"> </text:span><text:span text:style-name="T4">em</text:span><text:span text:style-name="T4"> </text:span><text:span text:style-name="T4">itálico</text:span><text:span text:style-name="T4"> </text:span><text:span text:style-name="T4">foi</text:span><text:span text:style-name="T4"> </text:span><text:span text:style-name="T4">incluído</text:span><text:span text:style-name="T4"> </text:span><text:span text:style-name="T4">para</text:span><text:span text:style-name="T4"> </text:span><text:span text:style-name="T4">orientar</text:span><text:span text:style-name="T4"> </text:span><text:span text:style-name="T4">o</text:span><text:span text:style-name="T4"> </text:span><text:span text:style-name="T4">autor</text:span><text:span text:style-name="T4"> </text:span><text:span text:style-name="T4">e</text:span><text:span text:style-name="T4"> </text:span><text:span text:style-name="T4">deve</text:span><text:span text:style-name="T4"> </text:span><text:span text:style-name="T4">ser</text:span><text:span text:style-name="T4"> </text:span><text:span text:style-name="T4">excluído</text:span><text:span text:style-name="T4"> </text:span><text:span text:style-name="T4">antes</text:span><text:span text:style-name="T4"> </text:span><text:span text:style-name="T4">da</text:span><text:span text:style-name="T4"> </text:span><text:span text:style-name="T4">publicação</text:span><text:span text:style-name="T4"> </text:span><text:span text:style-name="T4">do</text:span><text:span text:style-name="T4"> </text:span><text:span text:style-name="T4">documento</text:span><text:span text:style-name="T4">. ]</text:span></text:p>
      <text:p text:style-name="P3"/>
      <text:p text:style-name="P2"><text:span text:style-name="T1">Histórico</text:span><text:span text:style-name="T1"> </text:span><text:span text:style-name="T1">da</text:span><text:span text:style-name="T1"> </text:span><text:span text:style-name="T1">Revisã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1">Data</text:p>
          </table:table-cell>
          <table:table-cell table:style-name="Tabela1.A1" office:value-type="string">
            <text:p text:style-name="P11">Versão</text:p>
          </table:table-cell>
          <table:table-cell table:style-name="Tabela1.A1" office:value-type="string">
            <text:p text:style-name="P11">Descrição</text:p>
          </table:table-cell>
          <table:table-cell table:style-name="Tabela1.A1" office:value-type="string">
            <text:p text:style-name="P11">Autor</text:p>
          </table:table-cell>
        </table:table-row>
        <table:table-row>
          <table:table-cell table:style-name="Tabela1.A1" office:value-type="string">
            <text:p text:style-name="P10"><text:span text:style-name="T9">&lt;</text:span><text:span text:style-name="T9">dd</text:span><text:span text:style-name="T9">/</text:span><text:span text:style-name="T9">mmm</text:span><text:span text:style-name="T9">/</text:span><text:span text:style-name="T9">aa</text:span><text:span text:style-name="T9">&gt;</text:span></text:p>
          </table:table-cell>
          <table:table-cell table:style-name="Tabela1.A1" office:value-type="string">
            <text:p text:style-name="P10"><text:span text:style-name="T9">&lt;</text:span><text:span text:style-name="T9">x</text:span><text:span text:style-name="T9">.</text:span><text:span text:style-name="T9">x</text:span><text:span text:style-name="T9">&gt;</text:span></text:p>
          </table:table-cell>
          <table:table-cell table:style-name="Tabela1.A1" office:value-type="string">
            <text:p text:style-name="P10"><text:span text:style-name="T9">&lt;</text:span><text:span text:style-name="T9">detalhes</text:span><text:span text:style-name="T9">&gt;</text:span></text:p>
          </table:table-cell>
          <table:table-cell table:style-name="Tabela1.A1" office:value-type="string">
            <text:p text:style-name="P10"><text:span text:style-name="T9">&lt;</text:span><text:span text:style-name="T9">nome</text:span><text:span text:style-name="T9">&gt;</text:span></text:p>
          </table:table-cell>
        </table:table-row>
        <table:table-row>
          <table:table-cell table:style-name="Tabela1.A1" office:value-type="string">
            <text:p text:style-name="P12"><text:s/></text:p>
          </table:table-cell>
          <table:table-cell table:style-name="Tabela1.A1" office:value-type="string">
            <text:p text:style-name="P12"><text:s/></text:p>
          </table:table-cell>
          <table:table-cell table:style-name="Tabela1.A1" office:value-type="string">
            <text:p text:style-name="P12"><text:s/></text:p>
          </table:table-cell>
          <table:table-cell table:style-name="Tabela1.A1" office:value-type="string">
            <text:p text:style-name="P12"><text:s/></text:p>
          </table:table-cell>
        </table:table-row>
        <table:table-row>
          <table:table-cell table:style-name="Tabela1.A1" office:value-type="string">
            <text:p text:style-name="P12"><text:s/></text:p>
          </table:table-cell>
          <table:table-cell table:style-name="Tabela1.A1" office:value-type="string">
            <text:p text:style-name="P12"><text:s/></text:p>
          </table:table-cell>
          <table:table-cell table:style-name="Tabela1.A1" office:value-type="string">
            <text:p text:style-name="P12"><text:s/></text:p>
          </table:table-cell>
          <table:table-cell table:style-name="Tabela1.A1" office:value-type="string">
            <text:p text:style-name="P12"><text:s/></text:p>
          </table:table-cell>
        </table:table-row>
        <table:table-row>
          <table:table-cell table:style-name="Tabela1.A1" office:value-type="string">
            <text:p text:style-name="P12"><text:s/></text:p>
          </table:table-cell>
          <table:table-cell table:style-name="Tabela1.A1" office:value-type="string">
            <text:p text:style-name="P12"><text:s/></text:p>
          </table:table-cell>
          <table:table-cell table:style-name="Tabela1.A1" office:value-type="string">
            <text:p text:style-name="P12"><text:s/></text:p>
          </table:table-cell>
          <table:table-cell table:style-name="Tabela1.A1" office:value-type="string">
            <text:p text:style-name="P12"><text:s/></text:p>
          </table:table-cell>
        </table:table-row>
      </table:table>
      <text:p text:style-name="P6"><text:s/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1">Índice</text:span><text:span text:style-name="T1"> </text:span><text:span text:style-name="T1">Analítico</text:span></text:p>
      <text:p text:style-name="P5"/>
      <text:p text:style-name="P13"><text:soft-page-break/><text:a xlink:type="simple" xlink:href="#h.evdgtmmj80vr" text:style-name="Internet_20_link" text:visited-style-name="Visited_20_Internet_20_Link"><text:span text:style-name="T10">1. </text:span></text:a><text:a xlink:type="simple" xlink:href="#h.evdgtmmj80vr" text:style-name="Internet_20_link" text:visited-style-name="Visited_20_Internet_20_Link"><text:span text:style-name="T10">Introdução</text:span></text:a></text:p>
      <text:p text:style-name="P14"><text:a xlink:type="simple" xlink:href="#h.vyentik62cpj" text:style-name="Internet_20_link" text:visited-style-name="Visited_20_Internet_20_Link"><text:span text:style-name="T10">1.1 </text:span></text:a><text:a xlink:type="simple" xlink:href="#h.vyentik62cpj" text:style-name="Internet_20_link" text:visited-style-name="Visited_20_Internet_20_Link"><text:span text:style-name="T10">Finalidade</text:span></text:a></text:p>
      <text:p text:style-name="P14"><text:a xlink:type="simple" xlink:href="#h.z8xkn76oh3u3" text:style-name="Internet_20_link" text:visited-style-name="Visited_20_Internet_20_Link"><text:span text:style-name="T10">1.2 </text:span></text:a><text:a xlink:type="simple" xlink:href="#h.z8xkn76oh3u3" text:style-name="Internet_20_link" text:visited-style-name="Visited_20_Internet_20_Link"><text:span text:style-name="T10">Escopo</text:span></text:a></text:p>
      <text:p text:style-name="P14"><text:a xlink:type="simple" xlink:href="#h.flzhrugxz2kp" text:style-name="Internet_20_link" text:visited-style-name="Visited_20_Internet_20_Link"><text:span text:style-name="T10">1.3 </text:span></text:a><text:a xlink:type="simple" xlink:href="#h.flzhrugxz2kp" text:style-name="Internet_20_link" text:visited-style-name="Visited_20_Internet_20_Link"><text:span text:style-name="T10">Definições</text:span></text:a><text:a xlink:type="simple" xlink:href="#h.flzhrugxz2kp" text:style-name="Internet_20_link" text:visited-style-name="Visited_20_Internet_20_Link"><text:span text:style-name="T10">, </text:span></text:a><text:a xlink:type="simple" xlink:href="#h.flzhrugxz2kp" text:style-name="Internet_20_link" text:visited-style-name="Visited_20_Internet_20_Link"><text:span text:style-name="T10">Acrônimos</text:span></text:a><text:a xlink:type="simple" xlink:href="#h.flzhrugxz2kp" text:style-name="Internet_20_link" text:visited-style-name="Visited_20_Internet_20_Link"><text:span text:style-name="T10"> </text:span></text:a><text:a xlink:type="simple" xlink:href="#h.flzhrugxz2kp" text:style-name="Internet_20_link" text:visited-style-name="Visited_20_Internet_20_Link"><text:span text:style-name="T10">e</text:span></text:a><text:a xlink:type="simple" xlink:href="#h.flzhrugxz2kp" text:style-name="Internet_20_link" text:visited-style-name="Visited_20_Internet_20_Link"><text:span text:style-name="T10"> </text:span></text:a><text:a xlink:type="simple" xlink:href="#h.flzhrugxz2kp" text:style-name="Internet_20_link" text:visited-style-name="Visited_20_Internet_20_Link"><text:span text:style-name="T10">Abreviações</text:span></text:a></text:p>
      <text:p text:style-name="P13"><text:a xlink:type="simple" xlink:href="#h.nbgmpujvvmag" text:style-name="Internet_20_link" text:visited-style-name="Visited_20_Internet_20_Link"><text:span text:style-name="T10">2. </text:span></text:a><text:a xlink:type="simple" xlink:href="#h.nbgmpujvvmag" text:style-name="Internet_20_link" text:visited-style-name="Visited_20_Internet_20_Link"><text:span text:style-name="T10">Objetivos</text:span></text:a><text:a xlink:type="simple" xlink:href="#h.nbgmpujvvmag" text:style-name="Internet_20_link" text:visited-style-name="Visited_20_Internet_20_Link"><text:span text:style-name="T10"> </text:span></text:a><text:a xlink:type="simple" xlink:href="#h.nbgmpujvvmag" text:style-name="Internet_20_link" text:visited-style-name="Visited_20_Internet_20_Link"><text:span text:style-name="T10">de</text:span></text:a><text:a xlink:type="simple" xlink:href="#h.nbgmpujvvmag" text:style-name="Internet_20_link" text:visited-style-name="Visited_20_Internet_20_Link"><text:span text:style-name="T10"> </text:span></text:a><text:a xlink:type="simple" xlink:href="#h.nbgmpujvvmag" text:style-name="Internet_20_link" text:visited-style-name="Visited_20_Internet_20_Link"><text:span text:style-name="T10">Qualidade</text:span></text:a></text:p>
      <text:p text:style-name="P13"><text:a xlink:type="simple" xlink:href="#h.vvertmsmrfwa" text:style-name="Internet_20_link" text:visited-style-name="Visited_20_Internet_20_Link"><text:span text:style-name="T10">3. </text:span></text:a><text:a xlink:type="simple" xlink:href="#h.vvertmsmrfwa" text:style-name="Internet_20_link" text:visited-style-name="Visited_20_Internet_20_Link"><text:span text:style-name="T10">Gerenciamento</text:span></text:a></text:p>
      <text:p text:style-name="P14"><text:a xlink:type="simple" xlink:href="#h.72yagf1a09qb" text:style-name="Internet_20_link" text:visited-style-name="Visited_20_Internet_20_Link"><text:span text:style-name="T10">3.1 </text:span></text:a><text:a xlink:type="simple" xlink:href="#h.72yagf1a09qb" text:style-name="Internet_20_link" text:visited-style-name="Visited_20_Internet_20_Link"><text:span text:style-name="T10">Organização</text:span></text:a></text:p>
      <text:p text:style-name="P14"><text:a xlink:type="simple" xlink:href="#h.tds2ozxtrdp6" text:style-name="Internet_20_link" text:visited-style-name="Visited_20_Internet_20_Link"><text:span text:style-name="T10">3.2 </text:span></text:a><text:a xlink:type="simple" xlink:href="#h.tds2ozxtrdp6" text:style-name="Internet_20_link" text:visited-style-name="Visited_20_Internet_20_Link"><text:span text:style-name="T10">Tarefas</text:span></text:a><text:a xlink:type="simple" xlink:href="#h.tds2ozxtrdp6" text:style-name="Internet_20_link" text:visited-style-name="Visited_20_Internet_20_Link"><text:span text:style-name="T10"> </text:span></text:a><text:a xlink:type="simple" xlink:href="#h.tds2ozxtrdp6" text:style-name="Internet_20_link" text:visited-style-name="Visited_20_Internet_20_Link"><text:span text:style-name="T10">e</text:span></text:a><text:a xlink:type="simple" xlink:href="#h.tds2ozxtrdp6" text:style-name="Internet_20_link" text:visited-style-name="Visited_20_Internet_20_Link"><text:span text:style-name="T10"> </text:span></text:a><text:a xlink:type="simple" xlink:href="#h.tds2ozxtrdp6" text:style-name="Internet_20_link" text:visited-style-name="Visited_20_Internet_20_Link"><text:span text:style-name="T10">Responsabilidades</text:span></text:a></text:p>
      <text:p text:style-name="P13"><text:span text:style-name="T10">4</text:span><text:a xlink:type="simple" xlink:href="#h.g6fgjw1mn7v8" text:style-name="Internet_20_link" text:visited-style-name="Visited_20_Internet_20_Link"><text:span text:style-name="T10">. </text:span></text:a><text:a xlink:type="simple" xlink:href="#h.g6fgjw1mn7v8" text:style-name="Internet_20_link" text:visited-style-name="Visited_20_Internet_20_Link"><text:span text:style-name="T10">Métricas</text:span></text:a></text:p>
      <text:p text:style-name="P13"><text:span text:style-name="T10">5</text:span><text:a xlink:type="simple" xlink:href="#h.65407wkdwrhl" text:style-name="Internet_20_link" text:visited-style-name="Visited_20_Internet_20_Link"><text:span text:style-name="T10">. </text:span></text:a><text:a xlink:type="simple" xlink:href="#h.65407wkdwrhl" text:style-name="Internet_20_link" text:visited-style-name="Visited_20_Internet_20_Link"><text:span text:style-name="T10">Plano</text:span></text:a><text:a xlink:type="simple" xlink:href="#h.65407wkdwrhl" text:style-name="Internet_20_link" text:visited-style-name="Visited_20_Internet_20_Link"><text:span text:style-name="T10"> </text:span></text:a><text:a xlink:type="simple" xlink:href="#h.65407wkdwrhl" text:style-name="Internet_20_link" text:visited-style-name="Visited_20_Internet_20_Link"><text:span text:style-name="T10">de</text:span></text:a><text:a xlink:type="simple" xlink:href="#h.65407wkdwrhl" text:style-name="Internet_20_link" text:visited-style-name="Visited_20_Internet_20_Link"><text:span text:style-name="T10"> </text:span></text:a><text:a xlink:type="simple" xlink:href="#h.65407wkdwrhl" text:style-name="Internet_20_link" text:visited-style-name="Visited_20_Internet_20_Link"><text:span text:style-name="T10">Auditoria</text:span></text:a></text:p>
      <text:p text:style-name="P13"><text:span text:style-name="T10">6</text:span><text:a xlink:type="simple" xlink:href="#h.7w7ya2lk8zo2" text:style-name="Internet_20_link" text:visited-style-name="Visited_20_Internet_20_Link"><text:span text:style-name="T10">. </text:span></text:a><text:a xlink:type="simple" xlink:href="#h.7w7ya2lk8zo2" text:style-name="Internet_20_link" text:visited-style-name="Visited_20_Internet_20_Link"><text:span text:style-name="T10">Resolução</text:span></text:a><text:a xlink:type="simple" xlink:href="#h.7w7ya2lk8zo2" text:style-name="Internet_20_link" text:visited-style-name="Visited_20_Internet_20_Link"><text:span text:style-name="T10"> </text:span></text:a><text:a xlink:type="simple" xlink:href="#h.7w7ya2lk8zo2" text:style-name="Internet_20_link" text:visited-style-name="Visited_20_Internet_20_Link"><text:span text:style-name="T10">de</text:span></text:a><text:a xlink:type="simple" xlink:href="#h.7w7ya2lk8zo2" text:style-name="Internet_20_link" text:visited-style-name="Visited_20_Internet_20_Link"><text:span text:style-name="T10"> </text:span></text:a><text:a xlink:type="simple" xlink:href="#h.7w7ya2lk8zo2" text:style-name="Internet_20_link" text:visited-style-name="Visited_20_Internet_20_Link"><text:span text:style-name="T10">Problemas</text:span></text:a></text:p>
      <text:p text:style-name="P13"><text:span text:style-name="T10">7. </text:span><text:span text:style-name="T10">Acompanhamento</text:span><text:span text:style-name="T10"> </text:span><text:span text:style-name="T10">de</text:span><text:span text:style-name="T10"> </text:span><text:span text:style-name="T10">Ação</text:span><text:span text:style-name="T10"> </text:span><text:span text:style-name="T10">Corretiva</text:span></text:p>
      <text:p text:style-name="P13"><text:span text:style-name="T10">8</text:span><text:a xlink:type="simple" xlink:href="#h.bnwolcyj9w4v" text:style-name="Internet_20_link" text:visited-style-name="Visited_20_Internet_20_Link"><text:span text:style-name="T10">. </text:span></text:a><text:a xlink:type="simple" xlink:href="#h.bnwolcyj9w4v" text:style-name="Internet_20_link" text:visited-style-name="Visited_20_Internet_20_Link"><text:span text:style-name="T10">Ferramentas</text:span></text:a><text:a xlink:type="simple" xlink:href="#h.bnwolcyj9w4v" text:style-name="Internet_20_link" text:visited-style-name="Visited_20_Internet_20_Link"><text:span text:style-name="T10">, </text:span></text:a><text:a xlink:type="simple" xlink:href="#h.bnwolcyj9w4v" text:style-name="Internet_20_link" text:visited-style-name="Visited_20_Internet_20_Link"><text:span text:style-name="T10">Técnicas</text:span></text:a><text:a xlink:type="simple" xlink:href="#h.bnwolcyj9w4v" text:style-name="Internet_20_link" text:visited-style-name="Visited_20_Internet_20_Link"><text:span text:style-name="T10"> </text:span></text:a><text:a xlink:type="simple" xlink:href="#h.bnwolcyj9w4v" text:style-name="Internet_20_link" text:visited-style-name="Visited_20_Internet_20_Link"><text:span text:style-name="T10">e</text:span></text:a><text:a xlink:type="simple" xlink:href="#h.bnwolcyj9w4v" text:style-name="Internet_20_link" text:visited-style-name="Visited_20_Internet_20_Link"><text:span text:style-name="T10"> </text:span></text:a><text:a xlink:type="simple" xlink:href="#h.bnwolcyj9w4v" text:style-name="Internet_20_link" text:visited-style-name="Visited_20_Internet_20_Link"><text:span text:style-name="T10">Metodologias</text:span></text:a></text:p>
      <text:p text:style-name="P13"><text:span text:style-name="T10">9</text:span><text:a xlink:type="simple" xlink:href="#h.lxq3avym546p" text:style-name="Internet_20_link" text:visited-style-name="Visited_20_Internet_20_Link"><text:span text:style-name="T10">. </text:span></text:a><text:a xlink:type="simple" xlink:href="#h.lxq3avym546p" text:style-name="Internet_20_link" text:visited-style-name="Visited_20_Internet_20_Link"><text:span text:style-name="T10">Gerenciamento</text:span></text:a><text:a xlink:type="simple" xlink:href="#h.lxq3avym546p" text:style-name="Internet_20_link" text:visited-style-name="Visited_20_Internet_20_Link"><text:span text:style-name="T10"> </text:span></text:a><text:a xlink:type="simple" xlink:href="#h.lxq3avym546p" text:style-name="Internet_20_link" text:visited-style-name="Visited_20_Internet_20_Link"><text:span text:style-name="T10">de</text:span></text:a><text:a xlink:type="simple" xlink:href="#h.lxq3avym546p" text:style-name="Internet_20_link" text:visited-style-name="Visited_20_Internet_20_Link"><text:span text:style-name="T10"> </text:span></text:a><text:a xlink:type="simple" xlink:href="#h.lxq3avym546p" text:style-name="Internet_20_link" text:visited-style-name="Visited_20_Internet_20_Link"><text:span text:style-name="T10">Configuração</text:span></text:a></text:p>
      <text:p text:style-name="P13"><text:span text:style-name="T10">10</text:span><text:a xlink:type="simple" xlink:href="#h.sdapygcqwjg8" text:style-name="Internet_20_link" text:visited-style-name="Visited_20_Internet_20_Link"><text:span text:style-name="T10">. </text:span></text:a><text:a xlink:type="simple" xlink:href="#h.sdapygcqwjg8" text:style-name="Internet_20_link" text:visited-style-name="Visited_20_Internet_20_Link"><text:span text:style-name="T10">Registros</text:span></text:a><text:a xlink:type="simple" xlink:href="#h.sdapygcqwjg8" text:style-name="Internet_20_link" text:visited-style-name="Visited_20_Internet_20_Link"><text:span text:style-name="T10"> </text:span></text:a><text:a xlink:type="simple" xlink:href="#h.sdapygcqwjg8" text:style-name="Internet_20_link" text:visited-style-name="Visited_20_Internet_20_Link"><text:span text:style-name="T10">de</text:span></text:a><text:a xlink:type="simple" xlink:href="#h.sdapygcqwjg8" text:style-name="Internet_20_link" text:visited-style-name="Visited_20_Internet_20_Link"><text:span text:style-name="T10"> </text:span></text:a><text:a xlink:type="simple" xlink:href="#h.sdapygcqwjg8" text:style-name="Internet_20_link" text:visited-style-name="Visited_20_Internet_20_Link"><text:span text:style-name="T10">Qualidade</text:span></text:a></text:p>
      <text:p text:style-name="P4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/>
      <text:p text:style-name="P15"/>
      <text:p text:style-name="P7"/>
      <text:p text:style-name="P21"><text:soft-page-break/><text:span text:style-name="T1">Plano</text:span><text:span text:style-name="T1"> </text:span><text:span text:style-name="T1">de</text:span><text:span text:style-name="T1"> </text:span><text:span text:style-name="T1">Garantia</text:span><text:span text:style-name="T1"> </text:span><text:span text:style-name="T1">de</text:span><text:span text:style-name="T1"> </text:span><text:span text:style-name="T1">Qualidade</text:span></text:p>
      <text:p text:style-name="P20"><text:span text:style-name="T3"><text:s/></text:span><text:span text:style-name="T11">1.</text:span><text:span text:style-name="T13"> <text:s text:c="17"/></text:span><text:span text:style-name="T11">Introdução</text:span></text:p>
      <text:p text:style-name="P20"><text:span text:style-name="T4">[</text:span><text:span text:style-name="T4">A</text:span><text:span text:style-name="T4"> </text:span><text:span text:style-name="T4">introdução</text:span><text:span text:style-name="T4"> </text:span><text:span text:style-name="T4">do</text:span><text:span text:style-name="T4"> </text:span><text:span text:style-name="T5">Plano</text:span><text:span text:style-name="T5"> </text:span><text:span text:style-name="T5">de</text:span><text:span text:style-name="T5"> </text:span><text:span text:style-name="T5">Garantia</text:span><text:span text:style-name="T5"> </text:span><text:span text:style-name="T5">de</text:span><text:span text:style-name="T5"> </text:span><text:span text:style-name="T5">Qualidade</text:span><text:span text:style-name="T4"> </text:span><text:span text:style-name="T4">fornece</text:span><text:span text:style-name="T4"> </text:span><text:span text:style-name="T4">uma</text:span><text:span text:style-name="T4"> </text:span><text:span text:style-name="T4">visão</text:span><text:span text:style-name="T4"> </text:span><text:span text:style-name="T4">geral</text:span><text:span text:style-name="T4"> </text:span><text:span text:style-name="T4">de</text:span><text:span text:style-name="T4"> </text:span><text:span text:style-name="T4">todo</text:span><text:span text:style-name="T4"> </text:span><text:span text:style-name="T4">o</text:span><text:span text:style-name="T4"> </text:span><text:span text:style-name="T4">documento</text:span><text:span text:style-name="T4">. </text:span><text:span text:style-name="T4">Ela</text:span><text:span text:style-name="T4"> </text:span><text:span text:style-name="T4">contém</text:span><text:span text:style-name="T4"> </text:span><text:span text:style-name="T4">a</text:span><text:span text:style-name="T4"> </text:span><text:span text:style-name="T4">finalidade</text:span><text:span text:style-name="T4">, </text:span><text:span text:style-name="T4">o</text:span><text:span text:style-name="T4"> </text:span><text:span text:style-name="T4">escopo</text:span><text:span text:style-name="T4">, </text:span><text:span text:style-name="T4">as</text:span><text:span text:style-name="T4"> </text:span><text:span text:style-name="T4">definições</text:span><text:span text:style-name="T4">, </text:span><text:span text:style-name="T4">os</text:span><text:span text:style-name="T4"> </text:span><text:span text:style-name="T4">acrônimos</text:span><text:span text:style-name="T4">, </text:span><text:span text:style-name="T4">as</text:span><text:span text:style-name="T4"> </text:span><text:span text:style-name="T4">abreviações</text:span><text:span text:style-name="T4">, </text:span><text:span text:style-name="T4">as</text:span><text:span text:style-name="T4"> </text:span><text:span text:style-name="T4">referências</text:span><text:span text:style-name="T4"> </text:span><text:span text:style-name="T4">e</text:span><text:span text:style-name="T4"> </text:span><text:span text:style-name="T4">a</text:span><text:span text:style-name="T4"> </text:span><text:span text:style-name="T4">visão</text:span><text:span text:style-name="T4"> </text:span><text:span text:style-name="T4">geral</text:span><text:span text:style-name="T4"> </text:span><text:span text:style-name="T4">deste</text:span><text:span text:style-name="T4"> </text:span><text:span text:style-name="T5">Plano</text:span><text:span text:style-name="T5"> </text:span><text:span text:style-name="T5">de</text:span><text:span text:style-name="T5"> </text:span><text:span text:style-name="T5">Garantia</text:span><text:span text:style-name="T5"> </text:span><text:span text:style-name="T5">de</text:span><text:span text:style-name="T5"> </text:span><text:span text:style-name="T5">Qualidade</text:span><text:span text:style-name="T4">.]</text:span></text:p>
      <text:h text:style-name="P18" text:outline-level="10"><text:bookmark text:name="h.vyentik62cpj"/><text:span text:style-name="T12">1.1</text:span><text:span text:style-name="T14"> <text:s text:c="14"/></text:span><text:span text:style-name="T12">Finalidade</text:span></text:h>
      <text:p text:style-name="P20"><text:span text:style-name="T4">[</text:span><text:span text:style-name="T4">Especifique</text:span><text:span text:style-name="T4"> </text:span><text:span text:style-name="T4">a</text:span><text:span text:style-name="T4"> </text:span><text:span text:style-name="T4">finalidade</text:span><text:span text:style-name="T4"> </text:span><text:span text:style-name="T4">deste</text:span><text:span text:style-name="T4"> </text:span><text:span text:style-name="T5">Plano</text:span><text:span text:style-name="T5"> </text:span><text:span text:style-name="T5">de</text:span><text:span text:style-name="T5"> </text:span><text:span text:style-name="T5">Garantia</text:span><text:span text:style-name="T5"> </text:span><text:span text:style-name="T5">de</text:span><text:span text:style-name="T5"> </text:span><text:span text:style-name="T5">Qualidade</text:span><text:span text:style-name="T4">.]</text:span></text:p>
      <text:h text:style-name="P18" text:outline-level="10"><text:bookmark text:name="h.z8xkn76oh3u3"/><text:span text:style-name="T12">1.2</text:span><text:span text:style-name="T14"> <text:s text:c="14"/></text:span><text:span text:style-name="T12">Escopo</text:span></text:h>
      <text:p text:style-name="P20"><text:span text:style-name="T4">[</text:span><text:span text:style-name="T4">Uma</text:span><text:span text:style-name="T4"> </text:span><text:span text:style-name="T4">breve</text:span><text:span text:style-name="T4"> </text:span><text:span text:style-name="T4">descrição</text:span><text:span text:style-name="T4"> </text:span><text:span text:style-name="T4">do</text:span><text:span text:style-name="T4"> </text:span><text:span text:style-name="T4">escopo</text:span><text:span text:style-name="T4"> </text:span><text:span text:style-name="T4">deste</text:span><text:span text:style-name="T4"> </text:span><text:span text:style-name="T5">Plano</text:span><text:span text:style-name="T5"> </text:span><text:span text:style-name="T5">de</text:span><text:span text:style-name="T5"> </text:span><text:span text:style-name="T5">Garantia</text:span><text:span text:style-name="T5"> </text:span><text:span text:style-name="T5">de</text:span><text:span text:style-name="T5"> </text:span><text:span text:style-name="T5">Qualidade</text:span><text:span text:style-name="T4">; </text:span><text:span text:style-name="T4">a</text:span><text:span text:style-name="T4"> </text:span><text:span text:style-name="T4">que</text:span><text:span text:style-name="T4"> </text:span><text:span text:style-name="T4">Projetos</text:span><text:span text:style-name="T4"> </text:span><text:span text:style-name="T4">ele</text:span><text:span text:style-name="T4"> </text:span><text:span text:style-name="T4">está</text:span><text:span text:style-name="T4"> </text:span><text:span text:style-name="T4">associado</text:span><text:span text:style-name="T4"> </text:span><text:span text:style-name="T4">e</text:span><text:span text:style-name="T4"> </text:span><text:span text:style-name="T4">tudo</text:span><text:span text:style-name="T4"> </text:span><text:span text:style-name="T4">o</text:span><text:span text:style-name="T4"> </text:span><text:span text:style-name="T4">mais</text:span><text:span text:style-name="T4"> </text:span><text:span text:style-name="T4">que</text:span><text:span text:style-name="T4"> </text:span><text:span text:style-name="T4">seja</text:span><text:span text:style-name="T4"> </text:span><text:span text:style-name="T4">afetado</text:span><text:span text:style-name="T4"> </text:span><text:span text:style-name="T4">ou</text:span><text:span text:style-name="T4"> </text:span><text:span text:style-name="T4">influenciado</text:span><text:span text:style-name="T4"> </text:span><text:span text:style-name="T4">por</text:span><text:span text:style-name="T4"> </text:span><text:span text:style-name="T4">este</text:span><text:span text:style-name="T4"> </text:span><text:span text:style-name="T4">documento</text:span><text:span text:style-name="T4">.]</text:span></text:p>
      <text:h text:style-name="P18" text:outline-level="10"><text:bookmark text:name="h.flzhrugxz2kp"/><text:span text:style-name="T12">1.3</text:span><text:span text:style-name="T14"> <text:s text:c="14"/></text:span><text:span text:style-name="T12">Definições</text:span><text:span text:style-name="T12">, </text:span><text:span text:style-name="T12">Acrônimos</text:span><text:span text:style-name="T12"> </text:span><text:span text:style-name="T12">e</text:span><text:span text:style-name="T12"> </text:span><text:span text:style-name="T12">Abreviações</text:span></text:h>
      <text:p text:style-name="P20"><text:span text:style-name="T4">[</text:span><text:span text:style-name="T4">Esta</text:span><text:span text:style-name="T4"> </text:span><text:span text:style-name="T4">subseção</text:span><text:span text:style-name="T4"> </text:span><text:span text:style-name="T4">fornece</text:span><text:span text:style-name="T4"> </text:span><text:span text:style-name="T4">as</text:span><text:span text:style-name="T4"> </text:span><text:span text:style-name="T4">definições</text:span><text:span text:style-name="T4"> </text:span><text:span text:style-name="T4">de</text:span><text:span text:style-name="T4"> </text:span><text:span text:style-name="T4">todos</text:span><text:span text:style-name="T4"> </text:span><text:span text:style-name="T4">os</text:span><text:span text:style-name="T4"> </text:span><text:span text:style-name="T4">termos</text:span><text:span text:style-name="T4">, </text:span><text:span text:style-name="T4">acrônimos</text:span><text:span text:style-name="T4"> </text:span><text:span text:style-name="T4">e</text:span><text:span text:style-name="T4"> </text:span><text:span text:style-name="T4">abreviações</text:span><text:span text:style-name="T4"> </text:span><text:span text:style-name="T4">necessárias</text:span><text:span text:style-name="T4"> </text:span><text:span text:style-name="T4">à</text:span><text:span text:style-name="T4"> </text:span><text:span text:style-name="T4">adequada</text:span><text:span text:style-name="T4"> </text:span><text:span text:style-name="T4">interpretação</text:span><text:span text:style-name="T4"> </text:span><text:span text:style-name="T4">do</text:span><text:span text:style-name="T4"> </text:span><text:span text:style-name="T5">Plano</text:span><text:span text:style-name="T5"> </text:span><text:span text:style-name="T5">de</text:span><text:span text:style-name="T5"> </text:span><text:span text:style-name="T5">Garantia</text:span><text:span text:style-name="T5"> </text:span><text:span text:style-name="T5">de</text:span><text:span text:style-name="T5"> </text:span><text:span text:style-name="T5">Qualidade</text:span><text:span text:style-name="T4">. <text:s/></text:span><text:span text:style-name="T4">Essas</text:span><text:span text:style-name="T4"> </text:span><text:span text:style-name="T4">informações</text:span><text:span text:style-name="T4"> </text:span><text:span text:style-name="T4">podem</text:span><text:span text:style-name="T4"> </text:span><text:span text:style-name="T4">ser</text:span><text:span text:style-name="T4"> </text:span><text:span text:style-name="T4">fornecidas</text:span><text:span text:style-name="T4"> </text:span><text:span text:style-name="T4">mediante</text:span><text:span text:style-name="T4"> </text:span><text:span text:style-name="T4">referência</text:span><text:span text:style-name="T4"> </text:span><text:span text:style-name="T4">ao</text:span><text:span text:style-name="T4"> </text:span><text:span text:style-name="T4">Glossário</text:span><text:span text:style-name="T4"> </text:span><text:span text:style-name="T4">do</text:span><text:span text:style-name="T4"> </text:span><text:span text:style-name="T4">projeto</text:span><text:span text:style-name="T4">.]</text:span></text:p>
      <text:p text:style-name="P22"/>
      <text:h text:style-name="P16" text:outline-level="10"><text:bookmark text:name="h.nbgmpujvvmag"/><text:span text:style-name="T11">2.</text:span><text:span text:style-name="T13"> <text:s text:c="17"/></text:span><text:span text:style-name="T11">Objetivos</text:span><text:span text:style-name="T11"> </text:span><text:span text:style-name="T11">de</text:span><text:span text:style-name="T11"> </text:span><text:span text:style-name="T11">Qualidade</text:span></text:h>
      <text:p text:style-name="P20"><text:span text:style-name="T4">[</text:span><text:span text:style-name="T4">Esta</text:span><text:span text:style-name="T4"> </text:span><text:span text:style-name="T4">seção</text:span><text:span text:style-name="T4"> </text:span><text:span text:style-name="T4">precisa</text:span><text:span text:style-name="T4"> </text:span><text:span text:style-name="T4">fazer</text:span><text:span text:style-name="T4"> <text:s/></text:span><text:span text:style-name="T4">referência</text:span><text:span text:style-name="T4"> </text:span><text:span text:style-name="T4">à</text:span><text:span text:style-name="T4"> </text:span><text:span text:style-name="T4">seção</text:span><text:span text:style-name="T4"> </text:span><text:span text:style-name="T4">da</text:span><text:span text:style-name="T4"> </text:span><text:span text:style-name="T4">Especificação</text:span><text:span text:style-name="T4"> </text:span><text:span text:style-name="T4">de</text:span><text:span text:style-name="T4"> </text:span><text:span text:style-name="T4">Requisitos</text:span><text:span text:style-name="T4"> </text:span><text:span text:style-name="T4">de</text:span><text:span text:style-name="T4"> </text:span><text:span text:style-name="T4">Software</text:span><text:span text:style-name="T4"> </text:span><text:span text:style-name="T4">que</text:span><text:span text:style-name="T4"> </text:span><text:span text:style-name="T4">aborda</text:span><text:span text:style-name="T4"> </text:span><text:span text:style-name="T4">os</text:span><text:span text:style-name="T4"> </text:span><text:span text:style-name="T4">requisitos</text:span><text:span text:style-name="T4"> </text:span><text:span text:style-name="T4">de</text:span><text:span text:style-name="T4"> </text:span><text:span text:style-name="T4">qualidade</text:span><text:span text:style-name="T4">.]</text:span></text:p>
      <text:h text:style-name="P17" text:outline-level="10"><text:bookmark text:name="h.gnfht8cofpbu"/><text:span text:style-name="T11">3.</text:span><text:span text:style-name="T13"> <text:s text:c="17"/></text:span><text:span text:style-name="T11">Gerenciamento</text:span></text:h>
      <text:h text:style-name="P18" text:outline-level="10"><text:bookmark text:name="h.72yagf1a09qb"/><text:span text:style-name="T12">3.1</text:span><text:span text:style-name="T14"> <text:s text:c="14"/></text:span><text:span text:style-name="T12">Organização</text:span></text:h>
      <text:p text:style-name="P20"><text:span text:style-name="T4">[</text:span><text:span text:style-name="T4">Descreva</text:span><text:span text:style-name="T4"> </text:span><text:span text:style-name="T4">a</text:span><text:span text:style-name="T4"> </text:span><text:span text:style-name="T4">estrutura</text:span><text:span text:style-name="T4"> </text:span><text:span text:style-name="T4">da</text:span><text:span text:style-name="T4"> </text:span><text:span text:style-name="T4">organização</text:span><text:span text:style-name="T4"> </text:span><text:span text:style-name="T4">responsável</text:span><text:span text:style-name="T4"> </text:span><text:span text:style-name="T4">pela</text:span><text:span text:style-name="T4"> </text:span><text:span text:style-name="T4">Garantia</text:span><text:span text:style-name="T4"> </text:span><text:span text:style-name="T4">de</text:span><text:span text:style-name="T4"> </text:span><text:span text:style-name="T4">Qualidade</text:span><text:span text:style-name="T4">.]</text:span></text:p>
      <text:p text:style-name="P23"/>
      <text:h text:style-name="P18" text:outline-level="10"><text:bookmark text:name="h.tds2ozxtrdp6"/><text:span text:style-name="T12">3.2</text:span><text:span text:style-name="T14"> <text:s text:c="14"/></text:span><text:span text:style-name="T12">Tarefas</text:span><text:span text:style-name="T12"> </text:span><text:span text:style-name="T12">e</text:span><text:span text:style-name="T12"> </text:span><text:span text:style-name="T12">Responsabilidades</text:span></text:h>
      <text:p text:style-name="P20"><text:span text:style-name="T4">[</text:span><text:span text:style-name="T4">Descreva</text:span><text:span text:style-name="T4"> </text:span><text:span text:style-name="T4">as</text:span><text:span text:style-name="T4"> </text:span><text:span text:style-name="T4">várias</text:span><text:span text:style-name="T4"> </text:span><text:span text:style-name="T4">tarefas</text:span><text:span text:style-name="T4"> </text:span><text:span text:style-name="T4">de</text:span><text:span text:style-name="T4"> </text:span><text:span text:style-name="T4">Garantia</text:span><text:span text:style-name="T4"> </text:span><text:span text:style-name="T4">de</text:span><text:span text:style-name="T4"> </text:span><text:span text:style-name="T4">Qualidade</text:span><text:span text:style-name="T4"> </text:span><text:span text:style-name="T4">que</text:span><text:span text:style-name="T4"> </text:span><text:span text:style-name="T4">serão</text:span><text:span text:style-name="T4"> </text:span><text:span text:style-name="T4">executadas</text:span><text:span text:style-name="T4"> </text:span><text:span text:style-name="T4">neste</text:span><text:span text:style-name="T4"> </text:span><text:span text:style-name="T4">projeto</text:span><text:span text:style-name="T4"> </text:span><text:span text:style-name="T4">e</text:span><text:span text:style-name="T4"> </text:span><text:span text:style-name="T4">indique</text:span><text:span text:style-name="T4"> </text:span><text:span text:style-name="T4">como</text:span><text:span text:style-name="T4"> </text:span><text:span text:style-name="T4">elas</text:span><text:span text:style-name="T4"> </text:span><text:span text:style-name="T4">serão</text:span><text:span text:style-name="T4"> </text:span><text:span text:style-name="T4">sincronizadas</text:span><text:span text:style-name="T4"> </text:span><text:span text:style-name="T4">com</text:span><text:span text:style-name="T4"> </text:span><text:span text:style-name="T4">os</text:span><text:span text:style-name="T4"> </text:span><text:span text:style-name="T4">marcos</text:span><text:span text:style-name="T4"> </text:span><text:span text:style-name="T4">principais</text:span><text:span text:style-name="T4"> </text:span><text:span text:style-name="T4">e</text:span><text:span text:style-name="T4"> </text:span><text:span text:style-name="T4">secundários</text:span><text:span text:style-name="T4"> </text:span><text:span text:style-name="T4">do</text:span><text:span text:style-name="T4"> </text:span><text:span text:style-name="T4">projeto</text:span><text:span text:style-name="T4">. </text:span><text:span text:style-name="T4">Para</text:span><text:span text:style-name="T4"> </text:span><text:span text:style-name="T4">cada</text:span><text:span text:style-name="T4"> </text:span><text:span text:style-name="T4">tarefa</text:span><text:span text:style-name="T4">, </text:span><text:span text:style-name="T4">identifique</text:span><text:span text:style-name="T4"> </text:span><text:span text:style-name="T4">o</text:span><text:span text:style-name="T4"> </text:span><text:span text:style-name="T4">membro</text:span><text:span text:style-name="T4"> </text:span><text:span text:style-name="T4">da</text:span><text:span text:style-name="T4"> </text:span><text:span text:style-name="T4">equipe</text:span><text:span text:style-name="T4"> </text:span><text:span text:style-name="T4">responsável</text:span><text:span text:style-name="T4"> </text:span><text:span text:style-name="T4">por</text:span><text:span text:style-name="T4"> </text:span><text:span text:style-name="T4">sua</text:span><text:span text:style-name="T4"> </text:span><text:span text:style-name="T4">execução</text:span><text:span text:style-name="T4">.]</text:span></text:p>
      <text:h text:style-name="P16" text:outline-level="10"><text:bookmark text:name="h.g6fgjw1mn7v8"/><text:span text:style-name="T11">4</text:span><text:span text:style-name="T11">.</text:span><text:span text:style-name="T13"> <text:s text:c="17"/></text:span><text:span text:style-name="T11">Métricas</text:span></text:h>
      <text:p text:style-name="P20"><text:span text:style-name="T4">[</text:span><text:span text:style-name="T4">Esta</text:span><text:span text:style-name="T4"> </text:span><text:span text:style-name="T4">seção</text:span><text:span text:style-name="T4"> </text:span><text:span text:style-name="T4">descreve</text:span><text:span text:style-name="T4"> </text:span><text:span text:style-name="T4">as</text:span><text:span text:style-name="T4"> </text:span><text:span text:style-name="T4">métricas</text:span><text:span text:style-name="T4"> </text:span><text:span text:style-name="T4">do</text:span><text:span text:style-name="T4"> </text:span><text:span text:style-name="T4">produto</text:span><text:span text:style-name="T4">, </text:span><text:span text:style-name="T4">do</text:span><text:span text:style-name="T4"> </text:span><text:span text:style-name="T4">projeto</text:span><text:span text:style-name="T4"> </text:span><text:span text:style-name="T4">e</text:span><text:span text:style-name="T4"> </text:span><text:span text:style-name="T4">do</text:span><text:span text:style-name="T4"> </text:span><text:span text:style-name="T4">processo</text:span><text:span text:style-name="T4"> </text:span><text:span text:style-name="T4">que</text:span><text:span text:style-name="T4"> </text:span><text:span text:style-name="T4">deverão</text:span><text:span text:style-name="T4"> </text:span><text:span text:style-name="T4">ser</text:span><text:span text:style-name="T4"> </text:span><text:span text:style-name="T4">capturadas</text:span><text:span text:style-name="T4"> </text:span><text:span text:style-name="T4">e</text:span><text:span text:style-name="T4"> </text:span><text:span text:style-name="T4">monitoradas</text:span><text:span text:style-name="T4"> </text:span><text:span text:style-name="T4">para</text:span><text:span text:style-name="T4"> </text:span><text:span text:style-name="T4">o</text:span><text:span text:style-name="T4"> </text:span><text:span text:style-name="T4">projeto</text:span><text:span text:style-name="T4">. <text:s/></text:span><text:span text:style-name="T4">Essas</text:span><text:span text:style-name="T4"> </text:span><text:span text:style-name="T4">métricas</text:span><text:span text:style-name="T4"> </text:span><text:span text:style-name="T4">geralmente</text:span><text:span text:style-name="T4"> </text:span><text:span text:style-name="T4">são</text:span><text:span text:style-name="T4"> </text:span><text:span text:style-name="T4">abordadas</text:span><text:span text:style-name="T4"> </text:span><text:span text:style-name="T4">incluindo</text:span><text:span text:style-name="T4">-</text:span><text:span text:style-name="T4">se</text:span><text:span text:style-name="T4"> </text:span><text:span text:style-name="T4">o</text:span><text:span text:style-name="T4"> </text:span><text:span text:style-name="T4">artefato</text:span><text:span text:style-name="T4"> </text:span><text:span text:style-name="T4">Plano</text:span><text:span text:style-name="T4"> </text:span><text:span text:style-name="T4">de</text:span><text:span text:style-name="T4"> </text:span><text:span text:style-name="T4">Métricas</text:span><text:span text:style-name="T4"> </text:span><text:span text:style-name="T4">através</text:span><text:span text:style-name="T4"> </text:span><text:span text:style-name="T4">de</text:span><text:span text:style-name="T4"> </text:span><text:span text:style-name="T4">referências</text:span><text:span text:style-name="T4"> </text:span><text:span text:style-name="T4">a</text:span><text:span text:style-name="T4"> </text:span><text:span text:style-name="T4">ele</text:span><text:span text:style-name="T4">.]</text:span></text:p>
      <text:h text:style-name="P17" text:outline-level="10"><text:bookmark text:name="h.h9udoda6npyh"/><text:soft-page-break/></text:h>
      <text:h text:style-name="P16" text:outline-level="10"><text:bookmark text:name="h.65407wkdwrhl"/><text:span text:style-name="T11">5</text:span><text:span text:style-name="T11">.</text:span><text:span text:style-name="T13"> <text:s text:c="17"/></text:span><text:span text:style-name="T11">Plano</text:span><text:span text:style-name="T11"> </text:span><text:span text:style-name="T11">de</text:span><text:span text:style-name="T11"> </text:span><text:span text:style-name="T11">Auditoria</text:span></text:h>
      <text:p text:style-name="P20"><text:span text:style-name="T4">[</text:span><text:span text:style-name="T4">Esta</text:span><text:span text:style-name="T4"> </text:span><text:span text:style-name="T4">seção</text:span><text:span text:style-name="T4"> </text:span><text:span text:style-name="T4">contém</text:span><text:span text:style-name="T4"> </text:span><text:span text:style-name="T4">o</text:span><text:span text:style-name="T4"> </text:span><text:span text:style-name="T4">Plano</text:span><text:span text:style-name="T4"> </text:span><text:span text:style-name="T4">de</text:span><text:span text:style-name="T4"> </text:span><text:span text:style-name="T4">Auditoria</text:span><text:span text:style-name="T4">. </text:span><text:span text:style-name="T4">Esse</text:span><text:span text:style-name="T4"> </text:span><text:span text:style-name="T4">plano</text:span><text:span text:style-name="T4"> </text:span><text:span text:style-name="T4">especifica</text:span><text:span text:style-name="T4"> </text:span><text:span text:style-name="T4">o</text:span><text:span text:style-name="T4"> </text:span><text:span text:style-name="T4">cronograma</text:span><text:span text:style-name="T4">, </text:span><text:span text:style-name="T4">os</text:span><text:span text:style-name="T4"> </text:span><text:span text:style-name="T4">recursos</text:span><text:span text:style-name="T4">, </text:span><text:span text:style-name="T4">os</text:span><text:span text:style-name="T4"> </text:span><text:span text:style-name="T4">métodos</text:span><text:span text:style-name="T4"> </text:span><text:span text:style-name="T4">e</text:span><text:span text:style-name="T4"> </text:span><text:span text:style-name="T4">os</text:span><text:span text:style-name="T4"> </text:span><text:span text:style-name="T4">procedimentos</text:span><text:span text:style-name="T4"> </text:span><text:span text:style-name="T4">a</text:span><text:span text:style-name="T4"> </text:span><text:span text:style-name="T4">serem</text:span><text:span text:style-name="T4"> </text:span><text:span text:style-name="T4">usados</text:span><text:span text:style-name="T4"> </text:span><text:span text:style-name="T4">na</text:span><text:span text:style-name="T4"> </text:span><text:span text:style-name="T4">condução</text:span><text:span text:style-name="T4"> </text:span><text:span text:style-name="T4">de</text:span><text:span text:style-name="T4"> </text:span><text:span text:style-name="T4">auditorias</text:span><text:span text:style-name="T4"> </text:span><text:span text:style-name="T4">do</text:span><text:span text:style-name="T4"> </text:span><text:span text:style-name="T4">projeto</text:span><text:span text:style-name="T4">, </text:span><text:span text:style-name="T4">necessário</text:span><text:span text:style-name="T4"> </text:span><text:span text:style-name="T4">para</text:span><text:span text:style-name="T4"> </text:span><text:span text:style-name="T4">identificação</text:span><text:span text:style-name="T4"> </text:span><text:span text:style-name="T4">de</text:span><text:span text:style-name="T4"> </text:span><text:span text:style-name="T4">não</text:span><text:span text:style-name="T4"> </text:span><text:span text:style-name="T4">conformidades</text:span><text:span text:style-name="T4"> </text:span><text:span text:style-name="T4">encontradas</text:span><text:span text:style-name="T4"> </text:span><text:span text:style-name="T4">e</text:span><text:span text:style-name="T4"> </text:span><text:span text:style-name="T4">registradas</text:span><text:span text:style-name="T4"> </text:span><text:span text:style-name="T4">no</text:span><text:span text:style-name="T4"> </text:span><text:span text:style-name="T4">documento</text:span><text:span text:style-name="T4"> </text:span><text:span text:style-name="T4">de</text:span><text:span text:style-name="T4"> </text:span><text:span text:style-name="T4">não</text:span><text:span text:style-name="T4"> </text:span><text:span text:style-name="T4">conformidades</text:span><text:span text:style-name="T4">. </text:span><text:span text:style-name="T4">Também</text:span><text:span text:style-name="T4"> </text:span><text:span text:style-name="T4">são</text:span><text:span text:style-name="T4"> </text:span><text:span text:style-name="T4">detalhados</text:span><text:span text:style-name="T4"> </text:span><text:span text:style-name="T4">nesta</text:span><text:span text:style-name="T4"> </text:span><text:span text:style-name="T4">seçao</text:span><text:span text:style-name="T4"> </text:span><text:span text:style-name="T4">o</text:span><text:span text:style-name="T4"> </text:span><text:span text:style-name="T4">métodos</text:span><text:span text:style-name="T4"> </text:span><text:span text:style-name="T4">utilizados</text:span><text:span text:style-name="T4"> </text:span><text:span text:style-name="T4">para</text:span><text:span text:style-name="T4"> </text:span><text:span text:style-name="T4">realizar</text:span><text:span text:style-name="T4"> </text:span><text:span text:style-name="T4">a</text:span><text:span text:style-name="T4"> </text:span><text:span text:style-name="T4">auditoría</text:span><text:span text:style-name="T4">, </text:span><text:span text:style-name="T4">utilizando</text:span><text:span text:style-name="T4"> </text:span><text:span text:style-name="T4">check</text:span><text:span text:style-name="T4"> </text:span><text:span text:style-name="T4">list</text:span><text:span text:style-name="T4"> (utilizando </text:span><text:a xlink:type="simple" xlink:href="../%5BTemplate%5D%20Checklists%20Garantia%20de%20Qualidade.odt" text:style-name="Internet_20_link" text:visited-style-name="Visited_20_Internet_20_Link"><text:span text:style-name="T4">este template</text:span></text:a><text:span text:style-name="T4">) </text:span><text:span text:style-name="T4">para</text:span><text:span text:style-name="T4"> </text:span><text:span text:style-name="T4">avaliar</text:span><text:span text:style-name="T4"> </text:span><text:span text:style-name="T4">de</text:span><text:span text:style-name="T4"> </text:span><text:span text:style-name="T4">maneira</text:span><text:span text:style-name="T4"> </text:span><text:span text:style-name="T4">objetiva</text:span><text:span text:style-name="T4"> </text:span><text:span text:style-name="T4">e</text:span><text:span text:style-name="T4"> </text:span><text:span text:style-name="T4">verificar</text:span><text:span text:style-name="T4"> </text:span><text:span text:style-name="T4">se</text:span><text:span text:style-name="T4"> </text:span><text:span text:style-name="T4">o</text:span><text:span text:style-name="T4"> </text:span><text:span text:style-name="T4">produto</text:span><text:span text:style-name="T4"> </text:span><text:span text:style-name="T4">está</text:span><text:span text:style-name="T4"> </text:span><text:span text:style-name="T4">de</text:span><text:span text:style-name="T4"> </text:span><text:span text:style-name="T4">acordo</text:span><text:span text:style-name="T4"> </text:span><text:span text:style-name="T4">com</text:span><text:span text:style-name="T4"> </text:span><text:span text:style-name="T4">os</text:span><text:span text:style-name="T4"> </text:span><text:span text:style-name="T4">processos</text:span><text:span text:style-name="T4"> </text:span><text:span text:style-name="T4">predefinidos</text:span><text:span text:style-name="T4"> </text:span><text:span text:style-name="T4">e</text:span><text:span text:style-name="T4"> </text:span><text:span text:style-name="T4">se</text:span><text:span text:style-name="T4"> </text:span><text:span text:style-name="T4">o</text:span><text:span text:style-name="T4"> </text:span><text:span text:style-name="T4">processo</text:span><text:span text:style-name="T4"> </text:span><text:span text:style-name="T4">foi</text:span><text:span text:style-name="T4"> </text:span><text:span text:style-name="T4">seguido</text:span><text:span text:style-name="T4"> </text:span><text:span text:style-name="T4">de</text:span><text:span text:style-name="T4"> </text:span><text:span text:style-name="T4">maneira</text:span><text:span text:style-name="T4"> </text:span><text:span text:style-name="T4">fiel</text:span><text:span text:style-name="T4"> </text:span><text:span text:style-name="T4">ao</text:span><text:span text:style-name="T4"> </text:span><text:span text:style-name="T4">especificado</text:span><text:span text:style-name="T4">.</text:span></text:p>
      <text:h text:style-name="P16" text:outline-level="10"><text:bookmark text:name="h.7w7ya2lk8zo2"/><text:span text:style-name="T11">6</text:span><text:span text:style-name="T11">.</text:span><text:span text:style-name="T13"> <text:s text:c="17"/></text:span><text:span text:style-name="T11">Resolução</text:span><text:span text:style-name="T11"> </text:span><text:span text:style-name="T11">de</text:span><text:span text:style-name="T11"> </text:span><text:span text:style-name="T11">Problemas</text:span></text:h>
      <text:p text:style-name="P20"><text:span text:style-name="T4">[</text:span><text:span text:style-name="T4">Esta</text:span><text:span text:style-name="T4"> </text:span><text:span text:style-name="T4">seção</text:span><text:span text:style-name="T4"> </text:span><text:span text:style-name="T4">faz</text:span><text:span text:style-name="T4"> </text:span><text:span text:style-name="T4">referência</text:span><text:span text:style-name="T4"> </text:span><text:span text:style-name="T4">ao</text:span><text:span text:style-name="T4"> </text:span><text:span text:style-name="T4">Documento</text:span><text:span text:style-name="T4"> </text:span><text:span text:style-name="T4">de</text:span><text:span text:style-name="T4"> </text:span><text:span text:style-name="T4">não</text:span><text:span text:style-name="T4"> </text:span><text:span text:style-name="T4">conformidades</text:span><text:span text:style-name="T4"> </text:span><text:span text:style-name="T4">onde</text:span><text:span text:style-name="T4"> </text:span><text:span text:style-name="T4">as</text:span><text:span text:style-name="T4"> </text:span><text:span text:style-name="T4">não</text:span><text:span text:style-name="T4"> </text:span><text:span text:style-name="T4">conformidades</text:span><text:span text:style-name="T4"> </text:span><text:span text:style-name="T4">são</text:span><text:span text:style-name="T4"> </text:span><text:span text:style-name="T4">detalhadas</text:span><text:span text:style-name="T4"> </text:span><text:span text:style-name="T4">após</text:span><text:span text:style-name="T4"> </text:span><text:span text:style-name="T4">a</text:span><text:span text:style-name="T4"> </text:span><text:span text:style-name="T4">coleta</text:span><text:span text:style-name="T4">, </text:span><text:span text:style-name="T4">incluindo</text:span><text:span text:style-name="T4"> </text:span><text:span text:style-name="T4">dados</text:span><text:span text:style-name="T4"> </text:span><text:span text:style-name="T4">como</text:span><text:span text:style-name="T4"> </text:span><text:span text:style-name="T4">sugestão</text:span><text:span text:style-name="T4"> </text:span><text:span text:style-name="T4">de</text:span><text:span text:style-name="T4"> </text:span><text:span text:style-name="T4">correção</text:span><text:span text:style-name="T4">, </text:span><text:span text:style-name="T4">prazo</text:span><text:span text:style-name="T4"> </text:span><text:span text:style-name="T4">para</text:span><text:span text:style-name="T4"> </text:span><text:span text:style-name="T4">correção</text:span><text:span text:style-name="T4"> </text:span><text:span text:style-name="T4">e</text:span><text:span text:style-name="T4"> </text:span><text:span text:style-name="T4">responsável</text:span><text:span text:style-name="T4"> </text:span><text:span text:style-name="T4">pelo</text:span><text:span text:style-name="T4"> </text:span><text:span text:style-name="T4">setor</text:span><text:span text:style-name="T4"> </text:span><text:span text:style-name="T4">onde</text:span><text:span text:style-name="T4"> </text:span><text:span text:style-name="T4">a</text:span><text:span text:style-name="T4"> </text:span><text:span text:style-name="T4">não</text:span><text:span text:style-name="T4"> </text:span><text:span text:style-name="T4">conformidade</text:span><text:span text:style-name="T4"> </text:span><text:span text:style-name="T4">foi</text:span><text:span text:style-name="T4"> </text:span><text:span text:style-name="T4">encontrada</text:span><text:span text:style-name="T4">, </text:span><text:span text:style-name="T4">incluindo</text:span><text:span text:style-name="T4"> </text:span><text:span text:style-name="T4">ainda</text:span><text:span text:style-name="T4"> </text:span><text:span text:style-name="T4">a</text:span><text:span text:style-name="T4"> </text:span><text:span text:style-name="T4">data</text:span><text:span text:style-name="T4"> </text:span><text:span text:style-name="T4">da</text:span><text:span text:style-name="T4"> </text:span><text:span text:style-name="T4">comunicação</text:span><text:span text:style-name="T4"> </text:span><text:span text:style-name="T4">ao</text:span><text:span text:style-name="T4"> </text:span><text:span text:style-name="T4">setor</text:span><text:span text:style-name="T4"> </text:span><text:span text:style-name="T4">responsável</text:span><text:span text:style-name="T4"> .]</text:span></text:p>
      <text:p text:style-name="P23"/>
      <text:p text:style-name="P20"><text:span text:style-name="T15">7.</text:span><text:span text:style-name="T13"> <text:s text:c="12"/></text:span><text:span text:style-name="T15">Acompanhamento</text:span><text:span text:style-name="T15"> </text:span><text:span text:style-name="T15">de</text:span><text:span text:style-name="T15"> </text:span><text:span text:style-name="T15">Ação</text:span><text:span text:style-name="T15"> </text:span><text:span text:style-name="T15">Corretiva</text:span></text:p>
      <text:p text:style-name="P24"/>
      <text:p text:style-name="P20"><text:span text:style-name="T4">[</text:span><text:span text:style-name="T4">Esta</text:span><text:span text:style-name="T4"> </text:span><text:span text:style-name="T4">seção</text:span><text:span text:style-name="T4"> </text:span><text:span text:style-name="T4">faz</text:span><text:span text:style-name="T4"> </text:span><text:span text:style-name="T4">referência</text:span><text:span text:style-name="T4"> </text:span><text:span text:style-name="T4">ao</text:span><text:span text:style-name="T4"> </text:span><text:span text:style-name="T4">Relatório</text:span><text:span text:style-name="T4"> </text:span><text:span text:style-name="T4">de</text:span><text:span text:style-name="T4"> </text:span><text:span text:style-name="T4">Qualidade</text:span><text:span text:style-name="T4">, </text:span><text:span text:style-name="T4">onde</text:span><text:span text:style-name="T4"> </text:span><text:span text:style-name="T4">as</text:span><text:span text:style-name="T4"> </text:span><text:span text:style-name="T4">não</text:span><text:span text:style-name="T4"> </text:span><text:span text:style-name="T4">conformidades</text:span><text:span text:style-name="T4"> </text:span><text:span text:style-name="T4">são</text:span><text:span text:style-name="T4"> </text:span><text:span text:style-name="T4">mapeadas</text:span><text:span text:style-name="T4"> </text:span><text:span text:style-name="T4">e</text:span><text:span text:style-name="T4"> </text:span><text:span text:style-name="T4">acompanhadas</text:span><text:span text:style-name="T4"> </text:span><text:span text:style-name="T4">até</text:span><text:span text:style-name="T4"> </text:span><text:span text:style-name="T4">a</text:span><text:span text:style-name="T4"> </text:span><text:span text:style-name="T4">sua</text:span><text:span text:style-name="T4"> </text:span><text:span text:style-name="T4">solução</text:span><text:span text:style-name="T4">, </text:span><text:span text:style-name="T4">alterando</text:span><text:span text:style-name="T4"> </text:span><text:span text:style-name="T4">no</text:span><text:span text:style-name="T4"> </text:span><text:span text:style-name="T4">relatório</text:span><text:span text:style-name="T4"> </text:span><text:span text:style-name="T4">de</text:span><text:span text:style-name="T4"> </text:span><text:span text:style-name="T4">qualidade</text:span><text:span text:style-name="T4"> </text:span><text:span text:style-name="T4">ao</text:span><text:span text:style-name="T4"> </text:span><text:span text:style-name="T4">final</text:span><text:span text:style-name="T4"> </text:span><text:span text:style-name="T4">do</text:span><text:span text:style-name="T4"> </text:span><text:span text:style-name="T4">processo</text:span><text:span text:style-name="T4"> </text:span><text:span text:style-name="T4">de</text:span><text:span text:style-name="T4"> </text:span><text:span text:style-name="T4">auditoria</text:span><text:span text:style-name="T4"> </text:span><text:span text:style-name="T4">quais</text:span><text:span text:style-name="T4"> </text:span><text:span text:style-name="T4">conformidades</text:span><text:span text:style-name="T4"> </text:span><text:span text:style-name="T4">foram</text:span><text:span text:style-name="T4"> </text:span><text:span text:style-name="T4">solucionadas</text:span><text:span text:style-name="T4"> </text:span><text:span text:style-name="T4">dentro</text:span><text:span text:style-name="T4"> </text:span><text:span text:style-name="T4">do</text:span><text:span text:style-name="T4"> </text:span><text:span text:style-name="T4">prazo</text:span><text:span text:style-name="T4"> </text:span><text:span text:style-name="T4">especificado</text:span><text:span text:style-name="T4">.]</text:span></text:p>
      <text:h text:style-name="P16" text:outline-level="10"><text:bookmark text:name="h.bnwolcyj9w4v"/><text:span text:style-name="T11">8</text:span><text:span text:style-name="T11">.</text:span><text:span text:style-name="T13"> <text:s text:c="12"/></text:span><text:span text:style-name="T11">Ferramentas</text:span><text:span text:style-name="T11">, </text:span><text:span text:style-name="T11">Técnicas</text:span><text:span text:style-name="T11"> </text:span><text:span text:style-name="T11">e</text:span><text:span text:style-name="T11"> </text:span><text:span text:style-name="T11">Metodologias</text:span></text:h>
      <text:p text:style-name="P20"><text:span text:style-name="T4">[</text:span><text:span text:style-name="T4">Uma</text:span><text:span text:style-name="T4"> </text:span><text:span text:style-name="T4">lista</text:span><text:span text:style-name="T4"> </text:span><text:span text:style-name="T4">de</text:span><text:span text:style-name="T4"> </text:span><text:span text:style-name="T4">todas</text:span><text:span text:style-name="T4"> </text:span><text:span text:style-name="T4">as</text:span><text:span text:style-name="T4"> </text:span><text:span text:style-name="T4">ferramentas</text:span><text:span text:style-name="T4">, </text:span><text:span text:style-name="T4">técnicas</text:span><text:span text:style-name="T4"> </text:span><text:span text:style-name="T4">e</text:span><text:span text:style-name="T4"> </text:span><text:span text:style-name="T4">metodologias</text:span><text:span text:style-name="T4"> </text:span><text:span text:style-name="T4">que</text:span><text:span text:style-name="T4"> </text:span><text:span text:style-name="T4">deverão</text:span><text:span text:style-name="T4"> </text:span><text:span text:style-name="T4">ser</text:span><text:span text:style-name="T4"> </text:span><text:span text:style-name="T4">usadas</text:span><text:span text:style-name="T4"> </text:span><text:span text:style-name="T4">durante</text:span><text:span text:style-name="T4"> </text:span><text:span text:style-name="T4">a</text:span><text:span text:style-name="T4"> </text:span><text:span text:style-name="T4">execução</text:span><text:span text:style-name="T4"> </text:span><text:span text:style-name="T4">das</text:span><text:span text:style-name="T4"> </text:span><text:span text:style-name="T4">atividades</text:span><text:span text:style-name="T4"> </text:span><text:span text:style-name="T4">de</text:span><text:span text:style-name="T4"> </text:span><text:span text:style-name="T4">Garantia</text:span><text:span text:style-name="T4"> </text:span><text:span text:style-name="T4">de</text:span><text:span text:style-name="T4"> </text:span><text:span text:style-name="T4">Qualidade</text:span><text:span text:style-name="T4">.]</text:span></text:p>
      <text:h text:style-name="P16" text:outline-level="10"><text:bookmark text:name="h.lxq3avym546p"/><text:span text:style-name="T11">9</text:span><text:span text:style-name="T11">.</text:span><text:span text:style-name="T13"> <text:s text:c="12"/></text:span><text:span text:style-name="T11">Gerenciamento</text:span><text:span text:style-name="T11"> </text:span><text:span text:style-name="T11">de</text:span><text:span text:style-name="T11"> </text:span><text:span text:style-name="T11">Configuração</text:span></text:h>
      <text:p text:style-name="P20"><text:span text:style-name="T4">[</text:span><text:span text:style-name="T4">Esta</text:span><text:span text:style-name="T4"> </text:span><text:span text:style-name="T4">seção</text:span><text:span text:style-name="T4"> </text:span><text:span text:style-name="T4">faz</text:span><text:span text:style-name="T4"> </text:span><text:span text:style-name="T4">referência</text:span><text:span text:style-name="T4"> </text:span><text:span text:style-name="T4">ao</text:span><text:span text:style-name="T4"> </text:span><text:span text:style-name="T4">Plano</text:span><text:span text:style-name="T4"> </text:span><text:span text:style-name="T4">de</text:span><text:span text:style-name="T4"> </text:span><text:span text:style-name="T4">Gerenciamento</text:span><text:span text:style-name="T4"> </text:span><text:span text:style-name="T4">de</text:span><text:span text:style-name="T4"> </text:span><text:span text:style-name="T4">Configuração</text:span><text:span text:style-name="T4">.]</text:span></text:p>
      <text:h text:style-name="P16" text:outline-level="10"><text:bookmark text:name="h.sdapygcqwjg8"/><text:span text:style-name="T11">10</text:span><text:span text:style-name="T11">.</text:span><text:span text:style-name="T13"> <text:s text:c="12"/></text:span><text:span text:style-name="T11">Registros</text:span><text:span text:style-name="T11"> </text:span><text:span text:style-name="T11">de</text:span><text:span text:style-name="T11"> </text:span><text:span text:style-name="T11">Qualidade</text:span></text:h>
      <text:p text:style-name="P20"><text:span text:style-name="T4">[</text:span><text:span text:style-name="T4">Descrições</text:span><text:span text:style-name="T4"> </text:span><text:span text:style-name="T4">dos</text:span><text:span text:style-name="T4"> </text:span><text:span text:style-name="T4">vários</text:span><text:span text:style-name="T4"> </text:span><text:span text:style-name="T4">registros</text:span><text:span text:style-name="T4"> </text:span><text:span text:style-name="T4">de</text:span><text:span text:style-name="T4"> </text:span><text:span text:style-name="T4">qualidade</text:span><text:span text:style-name="T4"> </text:span><text:span text:style-name="T4">que</text:span><text:span text:style-name="T4"> </text:span><text:span text:style-name="T4">serão</text:span><text:span text:style-name="T4"> </text:span><text:span text:style-name="T4">mantidos</text:span><text:span text:style-name="T4"> </text:span><text:span text:style-name="T4">durante</text:span><text:span text:style-name="T4"> </text:span><text:span text:style-name="T4">o</text:span><text:span text:style-name="T4"> </text:span><text:span text:style-name="T4">projeto</text:span><text:span text:style-name="T4">, </text:span><text:span text:style-name="T4">incluindo</text:span><text:span text:style-name="T4"> </text:span><text:span text:style-name="T4">como</text:span><text:span text:style-name="T4"> </text:span><text:span text:style-name="T4">e</text:span><text:span text:style-name="T4"> </text:span><text:span text:style-name="T4">onde</text:span><text:span text:style-name="T4"> </text:span><text:span text:style-name="T4">cada</text:span><text:span text:style-name="T4"> </text:span><text:span text:style-name="T4">tipo</text:span><text:span text:style-name="T4"> </text:span><text:span text:style-name="T4">de</text:span><text:span text:style-name="T4"> </text:span><text:span text:style-name="T4">registro</text:span><text:span text:style-name="T4"> </text:span><text:span text:style-name="T4">será</text:span><text:span text:style-name="T4"> </text:span><text:span text:style-name="T4">armazenado</text:span><text:span text:style-name="T4"> </text:span><text:span text:style-name="T4">e</text:span><text:span text:style-name="T4"> </text:span><text:span text:style-name="T4">por</text:span><text:span text:style-name="T4"> </text:span><text:span text:style-name="T4">quanto</text:span><text:span text:style-name="T4"> </text:span><text:span text:style-name="T4">tempo</text:span><text:span text:style-name="T4">.]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dc:creator>Daniel de Oliveira Vasconcelos</dc:creator>
    <meta:editing-cycles>3</meta:editing-cycles>
    <dc:date>2015-05-09T09:29:48.13</dc:date>
    <meta:editing-duration>PT3M21S</meta:editing-duration>
    <meta:document-statistic meta:table-count="1" meta:image-count="0" meta:object-count="0" meta:page-count="4" meta:paragraph-count="75" meta:word-count="604" meta:character-count="4211"/>
  </office:meta>
</office:document-meta>
</file>